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6]-[.F6]" office:value-type="float" office:value="250" calcext:value-type="float">
            <text:p>25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7]-[.F7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2])" office:value-type="float" office:value="1810" calcext:value-type="float">
            <text:p>1.81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5.247685652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5.2498236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6-27T10:20:55.572929447</dc:date>
    <meta:print-date>2020-01-03T16:58:42.604000000</meta:print-date>
    <dc:language>pt-PT</dc:language>
    <meta:editing-cycles>626</meta:editing-cycles>
    <meta:editing-duration>P1DT23H59M40S</meta:editing-duration>
    <meta:document-statistic meta:table-count="1" meta:cell-count="80" meta:object-count="0"/>
    <meta:user-defined meta:name="Info 0"/>
    <meta:user-defined meta:name="Info 1"/>
    <meta:user-defined meta:name="Info 2"/>
    <meta:user-defined meta:name="Info 3"/>
  </office:meta>
</office:document-meta>
</file>